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subtitle">
      <style:graphic-properties fo:min-height="0.788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/>
      <style:text-properties fo:font-size="24pt" style:font-size-asian="24pt" style:font-size-complex="24pt"/>
    </style:style>
    <style:style style:name="P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1d41a" loext:opacity="100%" style:text-position="0% 100%" fo:font-size="24pt" fo:letter-spacing="normal" style:text-underline-style="solid" style:text-underline-width="auto" style:text-underline-color="font-color" fo:background-color="#ffffff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2" draw:layer="layout" svg:width="21.36cm" svg:height="1.889cm" svg:x="13.72cm" svg:y="8.255cm" presentation:class="subtitle" presentation:user-transformed="true">
          <draw:text-box>
            <text:p text:style-name="P1"><text:span text:style-name="T1">django</text:span></text:p>
            <text:p text:style-name="P1"><text:span text:style-name="T1">twe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8T18:29:30.394126519</meta:creation-date>
    <meta:editing-duration>PT3H31M39S</meta:editing-duration>
    <meta:editing-cycles>2</meta:editing-cycles>
    <meta:generator>LibreOffice/7.3.7.2$Linux_X86_64 LibreOffice_project/30$Build-2</meta:generator>
    <dc:title>Forestbird</dc:title>
    <dc:date>2023-08-28T22:11:16.009555638</dc:date>
    <meta:document-statistic meta:object-count="266"/>
  </office:meta>
</office:document-meta>
</file>